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italic" style:text-underline-style="none" fo:font-weight="bold" officeooo:rsid="001a92bb" officeooo:paragraph-rsid="001a92b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a92bb" officeooo:paragraph-rsid="001a92b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a92bb" officeooo:paragraph-rsid="001a92bb" style:font-size-asian="22pt" style:font-weight-asian="bold" style:font-size-complex="2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italic" style:text-underline-style="none" fo:font-weight="bold" officeooo:rsid="001c19bc" officeooo:paragraph-rsid="001c19b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style:text-underline-style="none" fo:font-weight="bold" officeooo:rsid="001dab8c" officeooo:paragraph-rsid="001dab8c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style:text-underline-style="none" fo:font-weight="bold" officeooo:rsid="001c19bc" officeooo:paragraph-rsid="001c19bc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normal" style:text-underline-style="none" fo:font-weight="normal" officeooo:rsid="001a92bb" officeooo:paragraph-rsid="001a92b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normal" style:text-underline-style="none" fo:font-weight="normal" officeooo:rsid="001c19bc" officeooo:paragraph-rsid="001c19bc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normal" style:text-underline-style="none" fo:font-weight="normal" officeooo:rsid="001dab8c" officeooo:paragraph-rsid="001dab8c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normal" style:text-underline-style="none" fo:font-weight="bold" officeooo:rsid="001c19bc" officeooo:paragraph-rsid="001c19b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italic" style:text-underline-style="none" fo:font-weight="normal" officeooo:rsid="001a92bb" officeooo:paragraph-rsid="001a92bb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0pt" fo:letter-spacing="normal" fo:font-style="italic" style:text-underline-style="none" fo:font-weight="normal" officeooo:rsid="001c19bc" officeooo:paragraph-rsid="001c19bc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weight="bold" officeooo:rsid="001dab8c" officeooo:paragraph-rsid="001dab8c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0pt" fo:font-style="normal" officeooo:paragraph-rsid="001a92bb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c19bc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1dab8c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rsid="001dab8c" officeooo:paragraph-rsid="001dab8c" style:font-size-asian="10pt" style:font-size-complex="10pt"/>
    </style:style>
    <style:style style:name="T1" style:family="text">
      <style:text-properties fo:font-variant="normal" fo:text-transform="none" fo:color="#000000" style:font-name="apple-system" fo:font-size="12pt" fo:letter-spacing="normal" style:text-underline-style="none" fo:font-weight="normal" officeooo:rsid="001a92b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apple-system" fo:font-size="12pt" fo:letter-spacing="normal" fo:font-style="normal" style:text-underline-style="none" fo:font-weight="normal" officeooo:rsid="001c19bc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pple-system" fo:font-size="12pt" fo:letter-spacing="normal" fo:font-style="normal" style:text-underline-style="none" fo:font-weight="normal" officeooo:rsid="001dab8c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pple-system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font-name="apple-system" fo:letter-spacing="normal" fo:font-style="normal" style:text-underline-style="none" fo:font-weight="normal" officeooo:rsid="001dab8c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apple-system" fo:letter-spacing="normal" fo:font-style="normal" style:text-underline-style="none" fo:font-weight="normal" officeooo:rsid="001c19bc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apple-system" fo:letter-spacing="normal" fo:font-style="normal" style:text-underline-style="none" style:font-style-asian="normal" style:font-style-complex="normal"/>
    </style:style>
    <style:style style:name="T8" style:family="text">
      <style:text-properties fo:font-variant="normal" fo:text-transform="none" fo:color="#000000" style:font-name="apple-system" fo:letter-spacing="normal" style:text-underline-style="none" fo:font-weight="normal" officeooo:rsid="001a92bb" style:font-weight-asian="normal" style:font-weight-complex="normal"/>
    </style:style>
    <style:style style:name="T9" style:family="text">
      <style:text-properties officeooo:rsid="001c19bc"/>
    </style:style>
    <style:style style:name="T10" style:family="text">
      <style:text-properties officeooo:rsid="001dab8c"/>
    </style:style>
    <style:style style:name="T11" style:family="text">
      <style:text-properties officeooo:rsid="001ede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nal de progression</text:p>
      <text:p text:style-name="P2"/>
      <text:p text:style-name="P2"/>
      <text:h text:style-name="P1" text:outline-level="2">16 <text:span text:style-name="T9">Décembre</text:span> 2021 :</text:h>
      <text:p text:style-name="P14"><text:span text:style-name="T8">- Création et configuration du GitHub pour le projet (Evan)</text:span></text:p>
      <text:h text:style-name="P1" text:outline-level="2">17 <text:span text:style-name="T9">Décembre</text:span> 2021 :</text:h>
      <text:p text:style-name="P7">- Modification de l’arborescence (Benjamin B)</text:p>
      <text:p text:style-name="P7">- Mise en place de la lecture bit à bit d’un fichier avec bfile et script de test en Perl (Benjamin B , Evan , Alexis, Mathieu)</text:p>
      <text:p text:style-name="P11"/>
      <text:p text:style-name="P4">18 Décembre 2021 :</text:p>
      <text:p text:style-name="P8">- Phase 1 presque terminée (Evan)</text:p>
      <text:p text:style-name="P8">- Mise en fonction des affichages et formatage des sorties (Benjamin B)</text:p>
      <text:p text:style-name="P12"/>
      <text:p text:style-name="P4">20 Décembre 2021 :</text:p>
      <text:p text:style-name="P8">- Correction de lecture du fichier ELF (Benjamin)</text:p>
      <text:p text:style-name="P7">- <text:span text:style-name="T9">Avancée sur l’affichage et la lecture phase 2 (Benjamin B, Evan)</text:span></text:p>
      <text:p text:style-name="P12"/>
      <text:p text:style-name="P4">21 Décembre 2021 :</text:p>
      <text:p text:style-name="P15"><text:span text:style-name="T6">- Mise en forme de l’affichage des entêtes de sections (Benjamin B)</text:span></text:p>
      <text:p text:style-name="P8"/>
      <text:p text:style-name="P6">22 Décembre 2021 :</text:p>
      <text:p text:style-name="P8">- Lecture des entêtes de sections (Evan)</text:p>
      <text:p text:style-name="P10"/>
      <text:p text:style-name="P6">24 Décembre 2021 :</text:p>
      <text:p text:style-name="P8">- Mise en place pour l’utilisation de fread au lieu de bfile (Benjamin B)</text:p>
      <text:p text:style-name="P8"/>
      <text:p text:style-name="P6">29 Décembre 2021 :</text:p>
      <text:p text:style-name="P8">- Utilisation de fread pour la lecture de l’entête (Benjamin B)</text:p>
      <text:p text:style-name="P8"/>
      <text:p text:style-name="P6">31 Décembre 2021 :</text:p>
      <text:p text:style-name="P8">- <text:span text:style-name="T10">Suppression totale des fichiers bfile et mise en place des options avec getopt_long <text:s text:c="48"/>(Benjamin B)</text:span></text:p>
      <text:p text:style-name="P8"/>
      <text:p text:style-name="P5"><text:soft-page-break/>03 Janvier 2022 :</text:p>
      <text:p text:style-name="P9">- Création de structures pour faciliter la programmation et correction des fuites mémoire avec Valgrind (Benjamin B)</text:p>
      <text:p text:style-name="P9"/>
      <text:p text:style-name="P5">04 Janvier 2022 :</text:p>
      <text:p text:style-name="P16"><text:span text:style-name="T5">- Avancée et correction de la phase 2 (Benjamin B)</text:span></text:p>
      <text:p text:style-name="P16"><text:span text:style-name="T5"/></text:p>
      <text:p text:style-name="P13"><text:span text:style-name="T7">05 Janvier 2022 :</text:span></text:p>
      <text:p text:style-name="P17"><text:span text:style-name="T4">- Fin de la phase 2 (Benjamin B)</text:span></text:p>
      <text:p text:style-name="P17"><text:span text:style-name="T4">- Avancée phase 3 (Evan)</text:span></text:p>
      <text:p text:style-name="P17"><text:span text:style-name="T4">- Correction et fin de la phase 3 + fin phase 4 (Benjamin B)</text:span></text:p>
      <text:p text:style-name="P17"><text:span text:style-name="T4">- Commencement de l’affichage de la Phase 5 (Benjamin B)</text:span></text:p>
      <text:p text:style-name="P17"><text:span text:style-name="T4"/></text:p>
      <text:p text:style-name="P13"><text:span text:style-name="T7">06 Janvier 2022 : </text:span></text:p>
      <text:p text:style-name="P17"><text:span text:style-name="T4">- Correction de bugs suite aux merge (Benjamin B)</text:span></text:p>
      <text:p text:style-name="P9"/>
      <text:p text:style-name="P5">07 Janvier 2022 :</text:p>
      <text:p text:style-name="P9">- Fin phase 5 et passage de Valgrind (Benjamin B)</text:p>
      <text:p text:style-name="P9"/>
      <text:p text:style-name="P5">08 Janvier 2022 :</text:p>
      <text:p text:style-name="P16"><text:span text:style-name="T5">- Création de structures pour toutes les tables du fichier ELF (Benjamin B)</text:span></text:p>
      <text:p text:style-name="P16"><text:span text:style-name="T5"/></text:p>
      <text:p text:style-name="P5">10 Janvier 2022 :</text:p>
      <text:p text:style-name="P16"><text:span text:style-name="T5">- Remplissage des structures selon le fichier ELF pour la partie 2 (Evan, Benjamin B, Alexis, Mathieu)</text:span></text:p>
      <text:p text:style-name="P9"/>
      <text:p text:style-name="P5">11 Janvier 2022 :</text:p>
      <text:p text:style-name="P9">- Correction des fuites mémoires <text:span text:style-name="T11">(Benjamin B)</text:span></text:p>
      <text:p text:style-name="P9"/>
      <text:p text:style-name="P5"><text:span text:style-name="T11">12 </text:span>Janvier 2022 :</text:p>
      <text:p text:style-name="P9">- <text:span text:style-name="T11">Avancement et fin des étapes 6 , 7 , 8 et 9 (Benjamin B, Evan, Alexi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9:08:33.297365967</meta:creation-date>
    <dc:date>2022-01-12T19:58:05.280857115</dc:date>
    <meta:editing-duration>PT7M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53" meta:character-count="1907" meta:non-whitespace-character-count="1548"/>
  </office:meta>
</office:document-meta>
</file>